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5-01-15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4-01-29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3-01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2-0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1-01-1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20-01-14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19-01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18-01-3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17-10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44834</text:p>
          </table:table-cell>
          <table:table-cell office:value-type="string" calcext:value-type="string">
            <text:p>2017-08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